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20_Drawing_20_Style_5f_1">
      <style:graphic-properties draw:fill-color="#ac00ce" draw:textarea-horizontal-align="justify" draw:textarea-vertical-align="middle" draw:auto-grow-height="false" fo:min-height="4.711cm" fo:min-width="5.851cm"/>
      <style:paragraph-properties style:writing-mode="lr-tb"/>
    </style:style>
    <style:style style:name="gr2" style:family="graphic" style:parent-style-name="Default_20_Drawing_20_Style_5f_1">
      <style:graphic-properties draw:fill-color="#729fcf" draw:textarea-horizontal-align="justify" draw:textarea-vertical-align="middle" draw:auto-grow-height="false" fo:min-height="3.242cm" fo:min-width="6.802cm"/>
      <style:paragraph-properties style:writing-mode="lr-tb"/>
    </style:style>
    <style:style style:name="gr3" style:family="graphic" style:parent-style-name="objectwithoutfill">
      <style:graphic-properties svg:stroke-width="0.106cm" draw:marker-start-width="0.359cm" draw:marker-end="Arrowheads_20_8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draw:marker-start="Arrowheads_20_11" draw:marker-start-width="0.459cm" draw:marker-end="Arrowheads_20_12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Default_20_Drawing_20_Style_5f_1">
      <style:graphic-properties draw:fill-color="#cccccc" draw:textarea-horizontal-align="justify" draw:textarea-vertical-align="middle" draw:auto-grow-height="false" fo:min-height="5.147cm" fo:min-width="9.025cm"/>
      <style:paragraph-properties style:writing-mode="lr-tb"/>
    </style:style>
    <style:style style:name="gr6" style:family="graphic" style:parent-style-name="objectwithoutfill">
      <style:graphic-properties svg:stroke-width="0.106cm" draw:marker-start-width="0.359cm" draw:marker-end="Arrowheads_20_15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Default_20_Drawing_20_Style_5f_1">
      <style:graphic-properties draw:fill-color="#ff8000" draw:textarea-horizontal-align="justify" draw:textarea-vertical-align="middle" draw:auto-grow-height="false" fo:min-height="1.973cm" fo:min-width="4.58cm"/>
      <style:paragraph-properties style:writing-mode="lr-tb"/>
    </style:style>
    <style:style style:name="gr8" style:family="graphic" style:parent-style-name="objectwithoutfill">
      <style:graphic-properties svg:stroke-width="0.106cm" draw:marker-start="Arrowheads_20_20" draw:marker-start-width="0.459cm" draw:marker-end="Arrowheads_20_21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draw:marker-start-width="0.359cm" draw:marker-end="Arrowheads_20_24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Default_20_Drawing_20_Style_5f_1">
      <style:graphic-properties draw:fill-color="#ac00ce" draw:textarea-horizontal-align="justify" draw:textarea-vertical-align="middle" draw:auto-grow-height="false" fo:min-height="3.56cm" fo:min-width="6.485cm"/>
      <style:paragraph-properties style:writing-mode="lr-tb"/>
    </style:style>
    <style:style style:name="gr11" style:family="graphic" style:parent-style-name="Default_20_Drawing_20_Style_5f_1">
      <style:graphic-properties draw:fill-color="#ac00ce" draw:textarea-horizontal-align="justify" draw:textarea-vertical-align="top" draw:auto-grow-height="false" fo:min-height="8.322cm" fo:min-width="6.425cm"/>
      <style:paragraph-properties style:writing-mode="lr-tb"/>
    </style:style>
    <style:style style:name="gr12" style:family="graphic" style:parent-style-name="Default_20_Drawing_20_Style_5f_1">
      <style:graphic-properties draw:fill-color="#ffffff" draw:textarea-horizontal-align="justify" draw:textarea-vertical-align="middle" draw:auto-grow-height="false" fo:min-height="1.02cm" fo:min-width="5.533cm"/>
      <style:paragraph-properties style:writing-mode="lr-tb"/>
    </style:style>
    <style:style style:name="gr13" style:family="graphic" style:parent-style-name="objectwithoutfill">
      <style:graphic-properties svg:stroke-width="0.106cm" svg:stroke-color="#000000" draw:marker-start="Arrowheads_20_9" draw:marker-start-width="0.459cm" draw:marker-end="Arrowheads_20_10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Default_20_Drawing_20_Style_5f_1">
      <style:graphic-properties draw:fill-color="#ffffff" draw:opacity="100%" draw:textarea-horizontal-align="justify" draw:textarea-vertical-align="middle" draw:auto-grow-height="false" fo:min-height="1.338cm" fo:min-width="5.473cm"/>
      <style:paragraph-properties style:writing-mode="lr-tb"/>
    </style:style>
    <style:style style:name="gr1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Default_20_Drawing_20_Style_5f_1">
      <style:graphic-properties draw:fill-color="#729fcf" draw:textarea-horizontal-align="justify" draw:textarea-vertical-align="top" draw:auto-grow-height="false" fo:min-height="4.195cm" fo:min-width="6.167cm"/>
      <style:paragraph-properties style:writing-mode="lr-tb"/>
    </style:style>
    <style:style style:name="gr17" style:family="graphic" style:parent-style-name="objectwithoutfill">
      <style:graphic-properties svg:stroke-width="0.106cm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18" style:family="graphic" style:parent-style-name="Default_20_Drawing_20_Style_5f_1">
      <style:graphic-properties draw:fill-color="#ac00ce" draw:textarea-horizontal-align="justify" draw:textarea-vertical-align="middle" draw:auto-grow-height="false" fo:min-height="2.608cm" fo:min-width="4.263cm"/>
      <style:paragraph-properties style:writing-mode="lr-tb"/>
    </style:style>
    <style:style style:name="gr19" style:family="graphic" style:parent-style-name="Default_20_Drawing_20_Style_5f_1">
      <style:graphic-properties draw:textarea-horizontal-align="justify" draw:textarea-vertical-align="middle" draw:auto-grow-height="false" fo:min-height="2.607cm" fo:min-width="2.993cm"/>
      <style:paragraph-properties style:writing-mode="lr-tb"/>
    </style:style>
    <style:style style:name="gr20" style:family="graphic" style:parent-style-name="Default_20_Drawing_20_Style_5f_1">
      <style:graphic-properties draw:fill-color="#ac00ce" draw:textarea-horizontal-align="justify" draw:textarea-vertical-align="middle" draw:auto-grow-height="false" fo:min-height="2.608cm" fo:min-width="2.675cm"/>
      <style:paragraph-properties style:writing-mode="lr-tb"/>
    </style:style>
    <style:style style:name="gr21" style:family="graphic" style:parent-style-name="objectwithoutfill">
      <style:graphic-properties svg:stroke-width="0.106cm" draw:marker-start-width="0.359cm" draw:marker-end="Arrowheads_20_25" draw:marker-end-width="0.459cm" draw:fill="none" draw:textarea-vertical-align="middle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106cm" draw:marker-start-width="0.359cm" draw:marker-end="Arrowheads_20_26" draw:marker-end-width="0.459cm" draw:fill="none" draw:textarea-vertical-align="middle" fo:padding-top="0.178cm" fo:padding-bottom="0.178cm" fo:padding-left="0.303cm" fo:padding-right="0.303cm"/>
    </style:style>
    <style:style style:name="gr23" style:family="graphic" style:parent-style-name="Default_20_Drawing_20_Style_5f_1">
      <style:graphic-properties draw:stroke="dash" draw:stroke-dash="Long_20_Dash" svg:stroke-width="0.106cm" draw:marker-start-width="0.359cm" draw:marker-end-width="0.359cm" svg:stroke-linecap="butt" draw:fill-color="#81d41a" draw:opacity="16%" draw:opacity-name="" draw:textarea-horizontal-align="justify" draw:textarea-vertical-align="top" draw:auto-grow-height="false" fo:min-height="6.946cm" fo:min-width="16.857cm" fo:padding-top="0.178cm" fo:padding-bottom="0.178cm" fo:padding-left="0.303cm" fo:padding-right="0.303cm"/>
      <style:paragraph-properties style:writing-mode="lr-tb"/>
    </style:style>
    <style:style style:name="gr24" style:family="graphic" style:parent-style-name="objectwithoutfill">
      <style:graphic-properties svg:stroke-width="0.106cm" draw:marker-start-width="0.359cm" draw:marker-end="Arrowheads_20_27" draw:marker-end-width="0.459cm" draw:fill="none" draw:textarea-vertical-align="middle" fo:padding-top="0.178cm" fo:padding-bottom="0.178cm" fo:padding-left="0.303cm" fo:padding-right="0.303cm"/>
    </style:style>
    <style:style style:name="gr25" style:family="graphic" style:parent-style-name="objectwithoutfill">
      <style:graphic-properties svg:stroke-width="0.106cm" draw:marker-start-width="0.359cm" draw:marker-end="Arrowheads_20_28" draw:marker-end-width="0.459cm" draw:fill="none" draw:textarea-vertical-align="middle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106cm" draw:marker-start-width="0.359cm" draw:marker-end="Arrowheads_20_29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ac00ce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-color="#729fcf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cccccc"/>
      <style:paragraph-properties fo:text-align="center" style:writing-mode="lr-tb"/>
    </style:style>
    <style:style style:name="P7" style:family="paragraph">
      <loext:graphic-properties draw:fill-color="#ff8000"/>
      <style:paragraph-properties fo:text-align="center" style:writing-mode="lr-tb"/>
    </style:style>
    <style:style style:name="P8" style:family="paragraph">
      <loext:graphic-properties draw:fill-color="#ac00ce"/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loext:graphic-properties draw:fill-color="#ffffff"/>
      <style:paragraph-properties fo:text-align="center" style:writing-mode="lr-tb"/>
    </style:style>
    <style:style style:name="P10" style:family="paragraph">
      <loext:graphic-properties draw:fill-color="#ffffff" draw:opacity="100%"/>
      <style:paragraph-properties fo:text-align="center" style:writing-mode="lr-tb"/>
    </style:style>
    <style:style style:name="P11" style:family="paragraph">
      <style:text-properties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none" draw:fill-color="#ffffff"/>
      <style:text-properties fo:font-size="36pt" fo:font-weight="bold" style:font-size-asian="36pt" style:font-weight-asian="bold" style:font-size-complex="36pt" style:font-weight-complex="bold"/>
    </style:style>
    <style:style style:name="P13" style:family="paragraph">
      <loext:graphic-properties draw:fill-color="#729fcf"/>
      <style:paragraph-properties fo:text-align="center" style:writing-mode="lr-tb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weight="normal" style:font-weight-asian="normal" style:font-weight-complex="normal"/>
    </style:style>
    <style:style style:name="P16" style:family="paragraph">
      <loext:graphic-properties draw:fill-color="#ac00ce"/>
      <style:paragraph-properties fo:text-align="center"/>
      <style:text-properties fo:font-weight="normal" style:font-weight-asian="normal" style:font-weight-complex="normal"/>
    </style:style>
    <style:style style:name="P17" style:family="paragraph">
      <style:paragraph-properties fo:text-align="center"/>
      <style:text-properties fo:font-size="26pt" style:font-size-asian="26pt" style:font-size-complex="26pt"/>
    </style:style>
    <style:style style:name="P18" style:family="paragraph">
      <loext:graphic-properties draw:fill-color="#81d41a" draw:opacity="16%"/>
      <style:paragraph-properties fo:text-align="center"/>
      <style:text-properties fo:font-size="26pt" style:font-size-asian="26pt" style:font-size-complex="26pt"/>
    </style:style>
    <style:style style:name="P19" style:family="paragraph">
      <loext:graphic-properties draw:fill="none" draw:fill-color="#ffffff"/>
      <style:text-properties fo:color="#00a933" loext:opacity="100%" fo:font-size="36pt" fo:font-weight="bold" style:font-size-asian="36pt" style:font-weight-asian="bold" style:font-size-complex="3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00a933" loext:opacity="100%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35cm" svg:height="7.937cm" svg:x="4.492cm" svg:y="19.415cm">
          <text:p text:style-name="P1"><text:span text:style-name="T1">DumperDB</text:span></text:p>
          <text:p text:style-name="P1"><text:span text:style-name="T1">(PostgreSQL)</text:span></text:p>
          <text:p text:style-name="P1"/>
          <text:p text:style-name="P1">Stores historical blockchain dat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xml:id="id4" draw:id="id4" draw:layer="layout" svg:width="7.302cm" svg:height="3.492cm" svg:x="30.528cm" svg:y="21.32cm">
          <text:p text:style-name="P3"><text:span text:style-name="T1">Devnet proxy</text:span></text:p>
          <text:p text:style-name="P3"><text:span text:style-name="T2">Our usual proxy,</text:span></text:p>
          <text:p text:style-name="P3"><text:span text:style-name="T2">provides main ethereum API methods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7.667cm" svg:y1="19.415cm" svg:x2="7.637cm" svg:y2="17.192cm" draw:start-shape="id1" draw:start-glue-point="5" draw:end-shape="id2" draw:end-glue-point="2" svg:d="M7667 19415c0-1668-30-557-30-2223" svg:viewBox="0 0 31 2224">
          <text:p/>
        </draw:connector>
        <draw:connector draw:style-name="gr4" draw:text-style-name="P5" draw:layer="layout" draw:type="curve" svg:x1="19.732cm" svg:y1="14.335cm" svg:x2="34.179cm" svg:y2="21.32cm" draw:start-shape="id3" draw:start-glue-point="1" draw:end-shape="id4" draw:end-glue-point="0" svg:d="M19732 14335c9632 0 14447 2328 14447 6985" svg:viewBox="0 0 14448 6986">
          <text:p/>
        </draw:connector>
        <draw:custom-shape draw:style-name="gr5" draw:text-style-name="P6" xml:id="id5" draw:id="id5" draw:layer="layout" svg:width="9.525cm" svg:height="5.397cm" svg:x="24.495cm" svg:y="7.985cm">
          <text:p text:style-name="P1"><text:span text:style-name="T1">Graph Node</text:span></text:p>
          <text:p text:style-name="P1">Indexes blockchain data </text:p>
          <text:p text:style-name="P1">based on specific application data models.</text:p>
          <text:p text:style-name="P1">Provides access to aggregated data through graphql API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curve" svg:x1="16.239cm" svg:y1="12.43cm" svg:x2="24.495cm" svg:y2="10.683cm" draw:start-shape="id3" draw:start-glue-point="0" draw:end-shape="id5" draw:end-glue-point="3" svg:d="M16239 12430c0-1165 2752-1747 8256-1747" svg:viewBox="0 0 8257 1748">
          <text:p/>
        </draw:connector>
        <draw:custom-shape draw:style-name="gr7" draw:text-style-name="P7" xml:id="id6" draw:id="id6" draw:layer="layout" svg:width="5.08cm" svg:height="2.223cm" svg:x="13.7cm" svg:y="4.175cm">
          <text:p text:style-name="P1">DApp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curve" svg:x1="16.24cm" svg:y1="6.398cm" svg:x2="16.239cm" svg:y2="12.43cm" draw:start-shape="id6" draw:start-glue-point="2" draw:end-shape="id3" draw:end-glue-point="0" svg:d="M16240 6398c0 4524-1 1508-1 6032" svg:viewBox="0 0 2 6033">
          <text:p/>
        </draw:connector>
        <draw:connector draw:style-name="gr9" draw:text-style-name="P5" draw:layer="layout" draw:type="curve" svg:x1="29.257cm" svg:y1="7.985cm" svg:x2="18.78cm" svg:y2="5.286cm" draw:start-shape="id5" draw:start-glue-point="0" draw:end-shape="id6" draw:end-glue-point="1" svg:d="M29257 7985c0-1800-3492-2699-10477-2699" svg:viewBox="0 0 10478 2700">
          <text:p/>
        </draw:connector>
        <draw:custom-shape draw:style-name="gr10" draw:text-style-name="P8" xml:id="id3" draw:id="id3" draw:layer="layout" svg:width="6.985cm" svg:height="3.81cm" svg:x="12.747cm" svg:y="12.43cm">
          <text:p text:style-name="P3"><text:span text:style-name="T1">Neon-RPC</text:span></text:p>
          <text:p text:style-name="P3"><text:span text:style-name="T2">Routes Ethereum API requests to Tracer API and 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xml:id="id2" draw:id="id2" draw:layer="layout" svg:width="6.925cm" svg:height="8.572cm" svg:x="4.175cm" svg:y="8.62cm">
          <text:p text:style-name="P3"><text:span text:style-name="T1">Tracer API</text:span></text:p>
          <text:p text:style-name="P3"><text:span text:style-name="T2">Provides access to historical blockchain data,</text:span></text:p>
          <text:p text:style-name="P3"><text:span text:style-name="T2">Tracing metho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xml:id="id7" draw:id="id7" draw:layer="layout" svg:width="6.033cm" svg:height="1.27cm" svg:x="4.492cm" svg:y="13.7cm">
          <text:p text:style-name="P1">EIP-1898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curve" svg:x1="10.525cm" svg:y1="14.335cm" svg:x2="12.747cm" svg:y2="14.335cm" draw:start-shape="id7" draw:start-glue-point="1" draw:end-shape="id3" draw:end-glue-point="3" svg:d="M10525 14335h2222" svg:viewBox="0 0 2223 1">
          <text:p/>
        </draw:connector>
        <draw:custom-shape draw:style-name="gr14" draw:text-style-name="P10" draw:layer="layout" svg:width="5.973cm" svg:height="1.588cm" svg:x="4.492cm" svg:y="15.287cm">
          <text:p text:style-name="P1">Tracing methods</text:p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8.66cm" svg:height="1.673cm" svg:x="17.51cm" svg:y="1.317cm">
          <draw:text-box>
            <text:p text:style-name="P11"><text:span text:style-name="T3">Testing setup</text:span></text:p>
          </draw:text-box>
        </draw:frame>
        <draw:custom-shape draw:style-name="gr16" draw:text-style-name="P13" draw:layer="layout" svg:width="6.667cm" svg:height="4.445cm" svg:x="21.637cm" svg:y="20.685cm">
          <text:p text:style-name="P1">Solan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5" draw:layer="layout" draw:type="curve" svg:x1="22.589cm" svg:y1="23.383cm" svg:x2="10.842cm" svg:y2="23.384cm" draw:start-shape="id8" draw:start-glue-point="3" draw:end-shape="id1" draw:end-glue-point="8" svg:d="M22589 23383c-8809 0-2936 1-11747 1" svg:viewBox="0 0 11748 2">
          <text:p/>
        </draw:connector>
        <draw:custom-shape draw:style-name="gr18" draw:text-style-name="P2" xml:id="id8" draw:id="id8" draw:layer="layout" svg:width="4.763cm" svg:height="2.858cm" svg:x="22.589cm" svg:y="21.954cm">
          <text:p text:style-name="P1">Account-dumper plugin V1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2" xml:id="id11" draw:id="id11" draw:layer="layout" svg:width="6.35cm" svg:height="7.937cm" svg:x="4.492cm" svg:y="19.415cm">
          <text:p text:style-name="P1"><text:span text:style-name="T1">DumperDB</text:span></text:p>
          <text:p text:style-name="P1"><text:span text:style-name="T1">(PostgreSQL)</text:span></text:p>
          <text:p text:style-name="P1"/>
          <text:p text:style-name="P1">Stores historical blockchain dat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13" draw:layer="layout" svg:width="6.667cm" svg:height="4.445cm" svg:x="21.637cm" svg:y="20.685cm">
          <text:p text:style-name="P1">Solan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xml:id="id9" draw:id="id9" draw:layer="layout" svg:width="4.763cm" svg:height="2.858cm" svg:x="22.589cm" svg:y="21.954cm">
          <text:p text:style-name="P1">Account-dumper plugin V2</text:p>
          <draw:enhanced-geometry svg:viewBox="0 0 21600 21600" draw:type="rectangle" draw:enhanced-path="M 0 0 L 21600 0 21600 21600 0 21600 0 0 Z N"/>
        </draw:custom-shape>
        <draw:custom-shape draw:style-name="gr2" draw:text-style-name="P4" xml:id="id14" draw:id="id14" draw:layer="layout" svg:width="7.302cm" svg:height="3.492cm" svg:x="30.528cm" svg:y="21.32cm">
          <text:p text:style-name="P3"><text:span text:style-name="T1">Devnet proxy</text:span></text:p>
          <text:p text:style-name="P3"><text:span text:style-name="T2">Our usual proxy,</text:span></text:p>
          <text:p text:style-name="P3"><text:span text:style-name="T2">provides main ethereum API methods</text:span></text:p>
          <draw:enhanced-geometry svg:viewBox="0 0 21600 21600" draw:type="rectangle" draw:enhanced-path="M 0 0 L 21600 0 21600 21600 0 21600 0 0 Z N"/>
        </draw:custom-shape>
        <draw:connector draw:style-name="gr17" draw:text-style-name="P5" draw:layer="layout" draw:type="curve" svg:x1="22.589cm" svg:y1="23.383cm" svg:x2="20.038cm" svg:y2="23.383cm" draw:start-shape="id9" draw:start-glue-point="3" draw:end-shape="id10" draw:end-glue-point="1" svg:d="M22589 23383h-2551" svg:viewBox="0 0 2552 1">
          <text:p/>
        </draw:connector>
        <draw:connector draw:style-name="gr3" draw:text-style-name="P5" draw:layer="layout" draw:type="curve" svg:x1="7.667cm" svg:y1="19.415cm" svg:x2="7.637cm" svg:y2="17.192cm" draw:start-shape="id11" draw:start-glue-point="5" draw:end-shape="id12" draw:end-glue-point="2" svg:d="M7667 19415c0-1668-30-557-30-2223" svg:viewBox="0 0 31 2224">
          <text:p/>
        </draw:connector>
        <draw:connector draw:style-name="gr4" draw:text-style-name="P5" draw:layer="layout" draw:type="curve" svg:x1="19.732cm" svg:y1="14.335cm" svg:x2="34.179cm" svg:y2="21.32cm" draw:start-shape="id13" draw:start-glue-point="1" draw:end-shape="id14" draw:end-glue-point="0" svg:d="M19732 14335c9632 0 14447 2328 14447 6985" svg:viewBox="0 0 14448 6986">
          <text:p/>
        </draw:connector>
        <draw:custom-shape draw:style-name="gr5" draw:text-style-name="P6" xml:id="id15" draw:id="id15" draw:layer="layout" svg:width="9.525cm" svg:height="5.397cm" svg:x="24.495cm" svg:y="7.985cm">
          <text:p text:style-name="P1"><text:span text:style-name="T1">Graph Node</text:span></text:p>
          <text:p text:style-name="P1">Indexes blockchain data </text:p>
          <text:p text:style-name="P1">based on specific application data models.</text:p>
          <text:p text:style-name="P1">Provides access to aggregated data through graphql API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curve" svg:x1="16.239cm" svg:y1="12.43cm" svg:x2="24.495cm" svg:y2="10.683cm" draw:start-shape="id13" draw:start-glue-point="0" draw:end-shape="id15" draw:end-glue-point="3" svg:d="M16239 12430c0-1165 2752-1747 8256-1747" svg:viewBox="0 0 8257 1748">
          <text:p/>
        </draw:connector>
        <draw:custom-shape draw:style-name="gr7" draw:text-style-name="P7" xml:id="id16" draw:id="id16" draw:layer="layout" svg:width="5.08cm" svg:height="2.223cm" svg:x="13.7cm" svg:y="4.175cm">
          <text:p text:style-name="P1">DApp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curve" svg:x1="16.24cm" svg:y1="6.398cm" svg:x2="16.239cm" svg:y2="12.43cm" draw:start-shape="id16" draw:start-glue-point="2" draw:end-shape="id13" draw:end-glue-point="0" svg:d="M16240 6398c0 4524-1 1508-1 6032" svg:viewBox="0 0 2 6033">
          <text:p/>
        </draw:connector>
        <draw:connector draw:style-name="gr9" draw:text-style-name="P5" draw:layer="layout" draw:type="curve" svg:x1="29.257cm" svg:y1="7.985cm" svg:x2="18.78cm" svg:y2="5.286cm" draw:start-shape="id15" draw:start-glue-point="0" draw:end-shape="id16" draw:end-glue-point="1" svg:d="M29257 7985c0-1800-3492-2699-10477-2699" svg:viewBox="0 0 10478 2700">
          <text:p/>
        </draw:connector>
        <draw:custom-shape draw:style-name="gr10" draw:text-style-name="P8" xml:id="id13" draw:id="id13" draw:layer="layout" svg:width="6.985cm" svg:height="3.81cm" svg:x="12.747cm" svg:y="12.43cm">
          <text:p text:style-name="P3"><text:span text:style-name="T1">Neon-RPC</text:span></text:p>
          <text:p text:style-name="P3"><text:span text:style-name="T2">Routes Ethereum API requests to Tracer API and 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xml:id="id12" draw:id="id12" draw:layer="layout" svg:width="6.925cm" svg:height="8.572cm" svg:x="4.175cm" svg:y="8.62cm">
          <text:p text:style-name="P3"><text:span text:style-name="T1">Tracer API</text:span></text:p>
          <text:p text:style-name="P3"><text:span text:style-name="T2">Provides access to historical blockchain data,</text:span></text:p>
          <text:p text:style-name="P3"><text:span text:style-name="T2">Tracing metho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xml:id="id17" draw:id="id17" draw:layer="layout" svg:width="6.033cm" svg:height="1.27cm" svg:x="4.492cm" svg:y="13.7cm">
          <text:p text:style-name="P1">EIP-1898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curve" svg:x1="10.525cm" svg:y1="14.335cm" svg:x2="12.747cm" svg:y2="14.335cm" draw:start-shape="id17" draw:start-glue-point="1" draw:end-shape="id13" draw:end-glue-point="3" svg:d="M10525 14335h2222" svg:viewBox="0 0 2223 1">
          <text:p/>
        </draw:connector>
        <draw:custom-shape draw:style-name="gr14" draw:text-style-name="P10" draw:layer="layout" svg:width="5.973cm" svg:height="1.588cm" svg:x="4.492cm" svg:y="15.287cm">
          <text:p text:style-name="P1">Tracing methods</text:p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10.937cm" svg:height="1.673cm" svg:x="16.24cm" svg:y="1.317cm">
          <draw:text-box>
            <text:p text:style-name="P11"><text:span text:style-name="T3">Production setup</text:span></text:p>
          </draw:text-box>
        </draw:frame>
        <draw:custom-shape draw:style-name="gr19" draw:text-style-name="P14" xml:id="id10" draw:id="id10" draw:layer="layout" svg:width="3.493cm" svg:height="2.857cm" svg:x="16.545cm" svg:y="21.955cm">
          <text:p text:style-name="P14">Message broker</text:p>
          <text:p text:style-name="P14">(Kafka)</text:p>
          <draw:enhanced-geometry svg:viewBox="0 0 21600 21600" draw:type="rectangle" draw:enhanced-path="M 0 0 L 21600 0 21600 21600 0 21600 0 0 Z N"/>
        </draw:custom-shape>
        <draw:custom-shape draw:style-name="gr20" draw:text-style-name="P16" xml:id="id18" draw:id="id18" draw:layer="layout" svg:width="3.175cm" svg:height="2.858cm" svg:x="11.795cm" svg:y="21.921cm">
          <text:p text:style-name="P15"><text:span text:style-name="T2">Filtration service</text:span></text:p>
          <draw:enhanced-geometry svg:viewBox="0 0 21600 21600" draw:type="rectangle" draw:enhanced-path="M 0 0 L 21600 0 21600 21600 0 21600 0 0 Z N"/>
        </draw:custom-shape>
        <draw:connector draw:style-name="gr21" draw:text-style-name="P5" draw:layer="layout" draw:type="curve" svg:x1="16.545cm" svg:y1="23.383cm" svg:x2="14.97cm" svg:y2="23.35cm" draw:start-shape="id10" draw:start-glue-point="3" draw:end-shape="id18" draw:end-glue-point="1" svg:d="M16545 23383c-1182 0-395-33-1575-33" svg:viewBox="0 0 1576 34">
          <text:p/>
        </draw:connector>
        <draw:connector draw:style-name="gr22" draw:text-style-name="P5" draw:layer="layout" draw:type="curve" svg:x1="11.795cm" svg:y1="23.35cm" svg:x2="10.842cm" svg:y2="23.384cm" draw:start-shape="id18" draw:start-glue-point="3" draw:end-shape="id11" draw:end-glue-point="8" svg:d="M11795 23350c-714 0-238 34-953 34" svg:viewBox="0 0 954 35">
          <text:p/>
        </draw:connector>
        <draw:custom-shape draw:style-name="gr23" draw:text-style-name="P18" draw:layer="layout" svg:width="17.463cm" svg:height="7.302cm" svg:x="11.477cm" svg:y="18.78cm">
          <text:p text:style-name="P17"><text:span text:style-name="T4">In Progress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2" xml:id="id21" draw:id="id21" draw:layer="layout" svg:width="6.35cm" svg:height="7.937cm" svg:x="4.492cm" svg:y="19.415cm">
          <text:p text:style-name="P1"><text:span text:style-name="T1">DumperDB</text:span></text:p>
          <text:p text:style-name="P1"><text:span text:style-name="T1">(PostgreSQL)</text:span></text:p>
          <text:p text:style-name="P1"/>
          <text:p text:style-name="P1">Stores historical blockchain dat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13" draw:layer="layout" svg:width="6.667cm" svg:height="4.445cm" svg:x="21.754cm" svg:y="18.234cm">
          <text:p text:style-name="P1">Solan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xml:id="id19" draw:id="id19" draw:layer="layout" svg:width="4.763cm" svg:height="2.858cm" svg:x="22.706cm" svg:y="19.503cm">
          <text:p text:style-name="P1">Account-dumper plugin V2</text:p>
          <draw:enhanced-geometry svg:viewBox="0 0 21600 21600" draw:type="rectangle" draw:enhanced-path="M 0 0 L 21600 0 21600 21600 0 21600 0 0 Z N"/>
        </draw:custom-shape>
        <draw:custom-shape draw:style-name="gr2" draw:text-style-name="P4" xml:id="id24" draw:id="id24" draw:layer="layout" svg:width="7.302cm" svg:height="3.492cm" svg:x="30.528cm" svg:y="21.32cm">
          <text:p text:style-name="P3"><text:span text:style-name="T1">Devnet proxy</text:span></text:p>
          <text:p text:style-name="P3"><text:span text:style-name="T2">Our usual proxy,</text:span></text:p>
          <text:p text:style-name="P3"><text:span text:style-name="T2">provides main ethereum API methods</text:span></text:p>
          <draw:enhanced-geometry svg:viewBox="0 0 21600 21600" draw:type="rectangle" draw:enhanced-path="M 0 0 L 21600 0 21600 21600 0 21600 0 0 Z N"/>
        </draw:custom-shape>
        <draw:connector draw:style-name="gr17" draw:text-style-name="P5" draw:layer="layout" draw:type="curve" svg:x1="22.706cm" svg:y1="20.932cm" svg:x2="20.038cm" svg:y2="23.383cm" draw:start-shape="id19" draw:start-glue-point="3" draw:end-shape="id20" draw:end-glue-point="1" svg:d="M22706 20932c-2002 0-669 2451-2668 2451" svg:viewBox="0 0 2669 2452">
          <text:p/>
        </draw:connector>
        <draw:connector draw:style-name="gr3" draw:text-style-name="P5" draw:layer="layout" draw:type="curve" svg:x1="7.667cm" svg:y1="19.415cm" svg:x2="7.637cm" svg:y2="17.192cm" draw:start-shape="id21" draw:start-glue-point="5" draw:end-shape="id22" draw:end-glue-point="2" svg:d="M7667 19415c0-1668-30-557-30-2223" svg:viewBox="0 0 31 2224">
          <text:p/>
        </draw:connector>
        <draw:connector draw:style-name="gr4" draw:text-style-name="P5" draw:layer="layout" draw:type="curve" svg:x1="19.732cm" svg:y1="14.335cm" svg:x2="34.179cm" svg:y2="21.32cm" draw:start-shape="id23" draw:start-glue-point="1" draw:end-shape="id24" draw:end-glue-point="0" svg:d="M19732 14335c9632 0 14447 2328 14447 6985" svg:viewBox="0 0 14448 6986">
          <text:p/>
        </draw:connector>
        <draw:custom-shape draw:style-name="gr5" draw:text-style-name="P6" xml:id="id25" draw:id="id25" draw:layer="layout" svg:width="9.525cm" svg:height="5.397cm" svg:x="24.495cm" svg:y="7.985cm">
          <text:p text:style-name="P1"><text:span text:style-name="T1">Graph Node</text:span></text:p>
          <text:p text:style-name="P1">Indexes blockchain data </text:p>
          <text:p text:style-name="P1">based on specific application data models.</text:p>
          <text:p text:style-name="P1">Provides access to aggregated data through graphql API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curve" svg:x1="16.239cm" svg:y1="12.43cm" svg:x2="24.495cm" svg:y2="10.683cm" draw:start-shape="id23" draw:start-glue-point="0" draw:end-shape="id25" draw:end-glue-point="3" svg:d="M16239 12430c0-1165 2752-1747 8256-1747" svg:viewBox="0 0 8257 1748">
          <text:p/>
        </draw:connector>
        <draw:custom-shape draw:style-name="gr7" draw:text-style-name="P7" xml:id="id26" draw:id="id26" draw:layer="layout" svg:width="5.08cm" svg:height="2.223cm" svg:x="13.7cm" svg:y="4.175cm">
          <text:p text:style-name="P1">DApp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curve" svg:x1="16.24cm" svg:y1="6.398cm" svg:x2="16.239cm" svg:y2="12.43cm" draw:start-shape="id26" draw:start-glue-point="2" draw:end-shape="id23" draw:end-glue-point="0" svg:d="M16240 6398c0 4524-1 1508-1 6032" svg:viewBox="0 0 2 6033">
          <text:p/>
        </draw:connector>
        <draw:connector draw:style-name="gr9" draw:text-style-name="P5" draw:layer="layout" draw:type="curve" svg:x1="29.257cm" svg:y1="7.985cm" svg:x2="18.78cm" svg:y2="5.286cm" draw:start-shape="id25" draw:start-glue-point="0" draw:end-shape="id26" draw:end-glue-point="1" svg:d="M29257 7985c0-1800-3492-2699-10477-2699" svg:viewBox="0 0 10478 2700">
          <text:p/>
        </draw:connector>
        <draw:custom-shape draw:style-name="gr10" draw:text-style-name="P8" xml:id="id23" draw:id="id23" draw:layer="layout" svg:width="6.985cm" svg:height="3.81cm" svg:x="12.747cm" svg:y="12.43cm">
          <text:p text:style-name="P3"><text:span text:style-name="T1">Neon-RPC</text:span></text:p>
          <text:p text:style-name="P3"><text:span text:style-name="T2">Routes Ethereum API requests to Tracer API and 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xml:id="id22" draw:id="id22" draw:layer="layout" svg:width="6.925cm" svg:height="8.572cm" svg:x="4.175cm" svg:y="8.62cm">
          <text:p text:style-name="P3"><text:span text:style-name="T1">Tracer API</text:span></text:p>
          <text:p text:style-name="P3"><text:span text:style-name="T2">Provides access to historical blockchain data,</text:span></text:p>
          <text:p text:style-name="P3"><text:span text:style-name="T2">Tracing metho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xml:id="id27" draw:id="id27" draw:layer="layout" svg:width="6.033cm" svg:height="1.27cm" svg:x="4.492cm" svg:y="13.7cm">
          <text:p text:style-name="P1">EIP-1898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curve" svg:x1="10.525cm" svg:y1="14.335cm" svg:x2="12.747cm" svg:y2="14.335cm" draw:start-shape="id27" draw:start-glue-point="1" draw:end-shape="id23" draw:end-glue-point="3" svg:d="M10525 14335h2222" svg:viewBox="0 0 2223 1">
          <text:p/>
        </draw:connector>
        <draw:custom-shape draw:style-name="gr14" draw:text-style-name="P10" draw:layer="layout" svg:width="5.973cm" svg:height="1.588cm" svg:x="4.492cm" svg:y="15.287cm">
          <text:p text:style-name="P1">Tracing methods</text:p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16.085cm" svg:height="1.673cm" svg:x="14.335cm" svg:y="1.317cm">
          <draw:text-box>
            <text:p text:style-name="P11"><text:span text:style-name="T3">Production setup – WHY?</text:span></text:p>
          </draw:text-box>
        </draw:frame>
        <draw:custom-shape draw:style-name="gr19" draw:text-style-name="P14" xml:id="id20" draw:id="id20" draw:layer="layout" svg:width="3.493cm" svg:height="2.857cm" svg:x="16.545cm" svg:y="21.955cm">
          <text:p text:style-name="P14">Message broker</text:p>
          <text:p text:style-name="P14">(Kafka)</text:p>
          <draw:enhanced-geometry svg:viewBox="0 0 21600 21600" draw:type="rectangle" draw:enhanced-path="M 0 0 L 21600 0 21600 21600 0 21600 0 0 Z N"/>
        </draw:custom-shape>
        <draw:custom-shape draw:style-name="gr20" draw:text-style-name="P16" xml:id="id28" draw:id="id28" draw:layer="layout" svg:width="3.175cm" svg:height="2.858cm" svg:x="11.795cm" svg:y="20.131cm">
          <text:p text:style-name="P15"><text:span text:style-name="T2">Filtration service</text:span></text:p>
          <draw:enhanced-geometry svg:viewBox="0 0 21600 21600" draw:type="rectangle" draw:enhanced-path="M 0 0 L 21600 0 21600 21600 0 21600 0 0 Z N"/>
        </draw:custom-shape>
        <draw:connector draw:style-name="gr21" draw:text-style-name="P5" draw:layer="layout" draw:type="curve" svg:x1="16.545cm" svg:y1="23.383cm" svg:x2="14.97cm" svg:y2="21.56cm" draw:start-shape="id20" draw:start-glue-point="3" draw:end-shape="id28" draw:end-glue-point="1" svg:d="M16545 23383c-1182 0-395-1823-1575-1823" svg:viewBox="0 0 1576 1824">
          <text:p/>
        </draw:connector>
        <draw:connector draw:style-name="gr22" draw:text-style-name="P5" draw:layer="layout" draw:type="curve" svg:x1="11.795cm" svg:y1="21.56cm" svg:x2="10.842cm" svg:y2="23.384cm" draw:start-shape="id28" draw:start-glue-point="3" draw:end-shape="id21" draw:end-glue-point="8" svg:d="M11795 21560c-714 0-238 1824-953 1824" svg:viewBox="0 0 954 1825">
          <text:p/>
        </draw:connector>
        <draw:custom-shape draw:style-name="gr16" draw:text-style-name="P13" draw:layer="layout" svg:width="6.667cm" svg:height="4.445cm" svg:x="21.638cm" svg:y="23.86cm">
          <text:p text:style-name="P1">Solan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xml:id="id29" draw:id="id29" draw:layer="layout" svg:width="4.763cm" svg:height="2.858cm" svg:x="22.59cm" svg:y="25.129cm">
          <text:p text:style-name="P1">Account-dumper plugin V2</text:p>
          <draw:enhanced-geometry svg:viewBox="0 0 21600 21600" draw:type="rectangle" draw:enhanced-path="M 0 0 L 21600 0 21600 21600 0 21600 0 0 Z N"/>
        </draw:custom-shape>
        <draw:connector draw:style-name="gr24" draw:text-style-name="P5" draw:layer="layout" draw:type="curve" svg:x1="22.59cm" svg:y1="26.558cm" svg:x2="20.038cm" svg:y2="23.383cm" draw:start-shape="id29" draw:start-glue-point="3" draw:end-shape="id20" draw:end-glue-point="1" svg:d="M22590 26558c-1915 0-640-3175-2552-3175" svg:viewBox="0 0 2553 3176">
          <text:p/>
        </draw:connector>
        <draw:frame draw:style-name="gr15" draw:text-style-name="P19" draw:layer="layout" svg:width="6.496cm" svg:height="1.673cm" svg:x="14.97cm" svg:y="17.51cm">
          <draw:text-box>
            <text:p><text:span text:style-name="T5">Reliability</text:span></text:p>
          </draw:text-box>
        </draw:frame>
        <draw:custom-shape draw:style-name="gr20" draw:text-style-name="P16" xml:id="id30" draw:id="id30" draw:layer="layout" svg:width="3.175cm" svg:height="2.858cm" svg:x="11.795cm" svg:y="23.542cm">
          <text:p text:style-name="P15"><text:span text:style-name="T2">Filtration service</text:span></text:p>
          <draw:enhanced-geometry svg:viewBox="0 0 21600 21600" draw:type="rectangle" draw:enhanced-path="M 0 0 L 21600 0 21600 21600 0 21600 0 0 Z N"/>
        </draw:custom-shape>
        <draw:connector draw:style-name="gr25" draw:text-style-name="P5" draw:layer="layout" draw:type="curve" svg:x1="16.545cm" svg:y1="23.383cm" svg:x2="14.97cm" svg:y2="24.971cm" draw:start-shape="id20" draw:start-glue-point="3" draw:end-shape="id30" draw:end-glue-point="1" svg:d="M16545 23383c-1182 0-395 1588-1575 1588" svg:viewBox="0 0 1576 1589">
          <text:p/>
        </draw:connector>
        <draw:connector draw:style-name="gr26" draw:text-style-name="P5" draw:layer="layout" draw:type="curve" svg:x1="11.795cm" svg:y1="24.971cm" svg:x2="10.842cm" svg:y2="23.384cm" draw:start-shape="id30" draw:start-glue-point="3" draw:end-shape="id21" draw:end-glue-point="8" svg:d="M11795 24971c-714 0-238-1587-953-1587" svg:viewBox="0 0 954 158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9T23:22:32.588994496</meta:creation-date>
    <dc:date>2022-09-29T23:24:08.703052822</dc:date>
    <meta:editing-duration>PT1M36S</meta:editing-duration>
    <meta:editing-cycles>1</meta:editing-cycles>
    <meta:document-statistic meta:object-count="70"/>
    <meta:generator>LibreOffice/7.3.5.2$Linux_X86_64 LibreOffice_project/30$Build-2</meta:generator>
  </office:meta>
</office:document-meta>
</file>